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cccccc" fo:min-height="0.434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174cm" svg:x="1.47cm" svg:y="1.54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41cm" svg:height="0.806cm" svg:x="3.105cm" svg:y="1.495cm">
          <draw:text-box>
            <text:p text:style-name="P2"><text:span text:style-name="T1">Core</text:span></text:p>
          </draw:text-box>
        </draw:frame>
        <draw:custom-shape draw:style-name="gr3" draw:text-style-name="P1" draw:layer="layout" svg:width="5.08cm" svg:height="3.174cm" svg:x="10.77cm" svg:y="1.541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018cm" svg:height="0.806cm" svg:x="12.405cm" svg:y="1.496cm">
          <draw:text-box>
            <text:p text:style-name="P2"><text:span text:style-name="T1">Plugin</text:span></text:p>
          </draw:text-box>
        </draw:frame>
        <draw:custom-shape draw:style-name="gr4" draw:text-style-name="P5" draw:id="id1" draw:layer="layout" svg:width="4.445cm" svg:height="1.905cm" svg:x="11.095cm" svg:y="2.388cm">
          <text:p text:style-name="P4"><text:span text:style-name="T2">signal BaseInterface::</text:span></text:p>
          <text:p text:style-name="P4"><text:span text:style-name="T2">updateVie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id="id2" draw:layer="layout" svg:width="4.445cm" svg:height="1.905cm" svg:x="1.796cm" svg:y="2.387cm">
          <text:p text:style-name="P4"><text:span text:style-name="T3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svg:x1="11.095cm" svg:y1="3.34cm" svg:x2="6.241cm" svg:y2="3.339cm" draw:start-shape="id1" draw:end-shape="id2" svg:d="m11095 3340h-2427v-1h-2427">
          <text:p text:style-name="P2"/>
        </draw:connector>
        <draw:frame draw:style-name="gr6" draw:text-style-name="P8" draw:layer="layout" svg:width="1.349cm" svg:height="0.684cm" svg:x="8.134cm" svg:y="2.776cm">
          <draw:text-box>
            <text:p text:style-name="P4"><text:span text:style-name="T4">E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49:46</meta:creation-date>
    <dc:date>2009-02-04T14:37:28</dc:date>
    <meta:editing-cycles>11</meta:editing-cycles>
    <meta:editing-duration>PT33M3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